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ationFactory.create( boolea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Factory.Loca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tionFactory.create( boolea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Factory.createLocat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8LocationFactory.create( boolea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